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84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2.64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 style:data-style-name="N108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8">
      <style:table-cell-properties fo:background-color="#00ffff"/>
    </style:style>
    <style:style style:name="ce10" style:family="table-cell" style:parent-style-name="Default" style:data-style-name="N108"/>
    <style:style style:name="ce11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6" office:value-type="string" table:number-columns-spanned="2" table:number-rows-spanned="1">
            <text:p>Pont diviseur</text:p>
          </table:table-cell>
          <table:covered-table-cell table:style-name="ce8"/>
          <table:table-cell table:number-columns-repeated="4"/>
          <table:table-cell>
            <draw:frame table:end-cell-address="Feuille1.W22" table:end-x="0.641cm" table:end-y="0.266cm" draw:z-index="0" draw:name="Evolution de la sonde Bosch selon la température" draw:style-name="gr1" draw:text-style-name="P1" svg:width="31.53cm" svg:height="9.75cm" svg:x="0.725cm" svg:y="0cm">
              <draw:object draw:notify-on-update-of-ranges="Feuille1.A3:Feuille1.A21 Feuille1.B2:Feuille1.B2 Feuille1.B3:Feuille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Ohms</text:p>
          </table:table-cell>
          <table:table-cell table:style-name="ce6" office:value-type="string">
            <text:p>Vout</text:p>
          </table:table-cell>
          <table:table-cell table:style-name="ce8" office:value-type="string">
            <text:p>I</text:p>
          </table:table-cell>
          <table:table-cell table:style-name="ce11" office:value-type="string">
            <text:p>ESP32 (1800 Ohms)</text:p>
          </table:table-cell>
          <table:table-cell table:style-name="ce11" office:value-type="string">
            <text:p>1788 Ohms</text:p>
          </table:table-cell>
          <table:table-cell table:style-name="ce11" office:value-type="string">
            <text:p>1774 Ohms</text:p>
          </table:table-cell>
          <table:table-cell table:number-columns-repeated="2"/>
        </table:table-row>
        <table:table-row table:style-name="ro1">
          <table:table-cell table:style-name="ce2" office:value-type="float" office:value="-40">
            <text:p>-40</text:p>
          </table:table-cell>
          <table:table-cell table:style-name="ce2" office:value-type="float" office:value="44864">
            <text:p>44864</text:p>
          </table:table-cell>
          <table:table-cell table:style-name="ce7" table:formula="of:=([.$B$23]*[.B3])/([.$B$24]+[.B3])" office:value-type="float" office:value="3.17447574938891">
            <text:p>3,17</text:p>
          </table:table-cell>
          <table:table-cell table:style-name="ce9" table:formula="of:=[.$B$23]/([.B3]+[.$B$24])" office:value-type="float" office:value="0.0000707577511900167">
            <text:p>0,000</text:p>
          </table:table-cell>
          <table:table-cell table:number-columns-repeated="3" table:style-name="ce12" office:value-type="float" office:value="4095">
            <text:p>4095</text:p>
          </table:table-cell>
          <table:table-cell table:number-columns-repeated="2"/>
        </table:table-row>
        <table:table-row table:style-name="ro1">
          <table:table-cell table:style-name="ce2" office:value-type="float" office:value="-30">
            <text:p>-30</text:p>
          </table:table-cell>
          <table:table-cell table:style-name="ce2" office:value-type="float" office:value="25524">
            <text:p>25524</text:p>
          </table:table-cell>
          <table:table-cell table:style-name="ce7" table:formula="of:=([.$B$23]*[.B4])/([.$B$24]+[.B4])" office:value-type="float" office:value="3.08554472855154">
            <text:p>3,09</text:p>
          </table:table-cell>
          <table:table-cell table:style-name="ce9" table:formula="of:=[.$B$23]/([.B4]+[.$B$24])" office:value-type="float" office:value="0.000120887977141183">
            <text:p>0,000</text:p>
          </table:table-cell>
          <table:table-cell table:style-name="ce12" office:value-type="float" office:value="4084">
            <text:p>4084</text:p>
          </table:table-cell>
          <table:table-cell table:style-name="ce12" office:value-type="float" office:value="4090">
            <text:p>4090</text:p>
          </table:table-cell>
          <table:table-cell table:style-name="ce12" office:value-type="float" office:value="4095">
            <text:p>4095</text:p>
          </table:table-cell>
          <table:table-cell table:number-columns-repeated="2"/>
        </table:table-row>
        <table:table-row table:style-name="ro1">
          <table:table-cell table:style-name="ce2" office:value-type="float" office:value="-20">
            <text:p>-20</text:p>
          </table:table-cell>
          <table:table-cell table:style-name="ce2" office:value-type="float" office:value="15067">
            <text:p>15067</text:p>
          </table:table-cell>
          <table:table-cell table:style-name="ce7" table:formula="of:=([.$B$23]*[.B5])/([.$B$24]+[.B5])" office:value-type="float" office:value="2.95238406270411">
            <text:p>2,95</text:p>
          </table:table-cell>
          <table:table-cell table:style-name="ce9" table:formula="of:=[.$B$23]/([.B5]+[.$B$24])" office:value-type="float" office:value="0.000195950359242325">
            <text:p>0,000</text:p>
          </table:table-cell>
          <table:table-cell table:style-name="ce12" office:value-type="float" office:value="3818">
            <text:p>3818</text:p>
          </table:table-cell>
          <table:table-cell table:style-name="ce12" office:value-type="float" office:value="3860">
            <text:p>3860</text:p>
          </table:table-cell>
          <table:table-cell table:style-name="ce12" office:value-type="float" office:value="3820">
            <text:p>3820</text:p>
          </table:table-cell>
          <table:table-cell table:number-columns-repeated="2"/>
        </table:table-row>
        <table:table-row table:style-name="ro1">
          <table:table-cell table:style-name="ce2" office:value-type="float" office:value="-10">
            <text:p>-10</text:p>
          </table:table-cell>
          <table:table-cell table:style-name="ce2" office:value-type="float" office:value="9220">
            <text:p>9220</text:p>
          </table:table-cell>
          <table:table-cell table:style-name="ce7" table:formula="of:=([.$B$23]*[.B6])/([.$B$24]+[.B6])" office:value-type="float" office:value="2.767509550664">
            <text:p>2,77</text:p>
          </table:table-cell>
          <table:table-cell table:style-name="ce9" table:formula="of:=[.$B$23]/([.B6]+[.$B$24])" office:value-type="float" office:value="0.000300163725668546">
            <text:p>0,000</text:p>
          </table:table-cell>
          <table:table-cell table:style-name="ce12" office:value-type="float" office:value="3497">
            <text:p>3497</text:p>
          </table:table-cell>
          <table:table-cell table:style-name="ce12" office:value-type="float" office:value="3515">
            <text:p>3515</text:p>
          </table:table-cell>
          <table:table-cell table:style-name="ce12" office:value-type="float" office:value="3499">
            <text:p>3499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5784">
            <text:p>5784</text:p>
          </table:table-cell>
          <table:table-cell table:style-name="ce7" table:formula="of:=([.$B$23]*[.B7])/([.$B$24]+[.B7])" office:value-type="float" office:value="2.52543000793861">
            <text:p>2,53</text:p>
          </table:table-cell>
          <table:table-cell table:style-name="ce9" table:formula="of:=[.$B$23]/([.B7]+[.$B$24])" office:value-type="float" office:value="0.000436623445355914">
            <text:p>0,000</text:p>
          </table:table-cell>
          <table:table-cell table:style-name="ce12" office:value-type="float" office:value="3153">
            <text:p>3153</text:p>
          </table:table-cell>
          <table:table-cell table:style-name="ce12" office:value-type="float" office:value="3165">
            <text:p>3165</text:p>
          </table:table-cell>
          <table:table-cell table:style-name="ce12" office:value-type="float" office:value="3124">
            <text:p>3124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740">
            <text:p>3740</text:p>
          </table:table-cell>
          <table:table-cell table:style-name="ce7" table:formula="of:=([.$B$23]*[.B8])/([.$B$24]+[.B8])" office:value-type="float" office:value="2.23830250272035">
            <text:p>2,24</text:p>
          </table:table-cell>
          <table:table-cell table:style-name="ce9" table:formula="of:=[.$B$23]/([.B8]+[.$B$24])" office:value-type="float" office:value="0.000598476605005441">
            <text:p>0,001</text:p>
          </table:table-cell>
          <table:table-cell table:style-name="ce12" office:value-type="float" office:value="2768">
            <text:p>2768</text:p>
          </table:table-cell>
          <table:table-cell table:style-name="ce12" office:value-type="float" office:value="2783">
            <text:p>2783</text:p>
          </table:table-cell>
          <table:table-cell table:style-name="ce12" office:value-type="float" office:value="2752">
            <text:p>2752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480">
            <text:p>2480</text:p>
          </table:table-cell>
          <table:table-cell table:style-name="ce7" table:formula="of:=([.$B$23]*[.B9])/([.$B$24]+[.B9])" office:value-type="float" office:value="1.92383638928068">
            <text:p>1,92</text:p>
          </table:table-cell>
          <table:table-cell table:style-name="ce9" table:formula="of:=[.$B$23]/([.B9]+[.$B$24])" office:value-type="float" office:value="0.00077574047954866">
            <text:p>0,001</text:p>
          </table:table-cell>
          <table:table-cell table:style-name="ce12" office:value-type="float" office:value="2366">
            <text:p>2366</text:p>
          </table:table-cell>
          <table:table-cell table:style-name="ce12" office:value-type="float" office:value="2395">
            <text:p>2395</text:p>
          </table:table-cell>
          <table:table-cell table:style-name="ce12" office:value-type="float" office:value="2352">
            <text:p>2352</text:p>
          </table:table-cell>
          <table:table-cell table:number-columns-repeated="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683">
            <text:p>1683</text:p>
          </table:table-cell>
          <table:table-cell table:style-name="ce7" table:formula="of:=([.$B$23]*[.B10])/([.$B$24]+[.B10])" office:value-type="float" office:value="1.60656638704079">
            <text:p>1,61</text:p>
          </table:table-cell>
          <table:table-cell table:style-name="ce9" table:formula="of:=[.$B$23]/([.B10]+[.$B$24])" office:value-type="float" office:value="0.000954584900202488">
            <text:p>0,001</text:p>
          </table:table-cell>
          <table:table-cell table:style-name="ce12" office:value-type="float" office:value="1966">
            <text:p>1966</text:p>
          </table:table-cell>
          <table:table-cell table:style-name="ce12" office:value-type="float" office:value="1985">
            <text:p>1985</text:p>
          </table:table-cell>
          <table:table-cell table:style-name="ce12" office:value-type="float" office:value="1968">
            <text:p>1968</text:p>
          </table:table-cell>
          <table:table-cell table:number-columns-repeated="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167">
            <text:p>1167</text:p>
          </table:table-cell>
          <table:table-cell table:style-name="ce7" table:formula="of:=([.$B$23]*[.B11])/([.$B$24]+[.B11])" office:value-type="float" office:value="1.30945256715403">
            <text:p>1,31</text:p>
          </table:table-cell>
          <table:table-cell table:style-name="ce9" table:formula="of:=[.$B$23]/([.B11]+[.$B$24])" office:value-type="float" office:value="0.00112206732403944">
            <text:p>0,001</text:p>
          </table:table-cell>
          <table:table-cell table:style-name="ce12" office:value-type="float" office:value="1592">
            <text:p>1592</text:p>
          </table:table-cell>
          <table:table-cell table:style-name="ce12" office:value-type="float" office:value="1605">
            <text:p>1605</text:p>
          </table:table-cell>
          <table:table-cell table:style-name="ce12" office:value-type="float" office:value="1594">
            <text:p>1594</text:p>
          </table:table-cell>
          <table:table-cell table:number-columns-repeated="2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824">
            <text:p>824</text:p>
          </table:table-cell>
          <table:table-cell table:style-name="ce7" table:formula="of:=([.$B$23]*[.B12])/([.$B$24]+[.B12])" office:value-type="float" office:value="1.04665127020785">
            <text:p>1,05</text:p>
          </table:table-cell>
          <table:table-cell table:style-name="ce9" table:formula="of:=[.$B$23]/([.B12]+[.$B$24])" office:value-type="float" office:value="0.001270207852194">
            <text:p>0,001</text:p>
          </table:table-cell>
          <table:table-cell table:style-name="ce12" office:value-type="float" office:value="1258">
            <text:p>1258</text:p>
          </table:table-cell>
          <table:table-cell table:style-name="ce12" office:value-type="float" office:value="1263">
            <text:p>1263</text:p>
          </table:table-cell>
          <table:table-cell table:style-name="ce12" office:value-type="float" office:value="1268">
            <text:p>1268</text:p>
          </table:table-cell>
          <table:table-cell table:number-columns-repeated="2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594">
            <text:p>594</text:p>
          </table:table-cell>
          <table:table-cell table:style-name="ce7" table:formula="of:=([.$B$23]*[.B13])/([.$B$24]+[.B13])" office:value-type="float" office:value="0.827787162162162">
            <text:p>0,83</text:p>
          </table:table-cell>
          <table:table-cell table:style-name="ce9" table:formula="of:=[.$B$23]/([.B13]+[.$B$24])" office:value-type="float" office:value="0.00139358108108108">
            <text:p>0,001</text:p>
          </table:table-cell>
          <table:table-cell table:style-name="ce12" office:value-type="float" office:value="988">
            <text:p>988</text:p>
          </table:table-cell>
          <table:table-cell table:style-name="ce12" office:value-type="float" office:value="987">
            <text:p>987</text:p>
          </table:table-cell>
          <table:table-cell table:style-name="ce12" office:value-type="float" office:value="989">
            <text:p>989</text:p>
          </table:table-cell>
          <table:table-cell table:number-columns-repeated="2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float" office:value="434.9">
            <text:p>434,9</text:p>
          </table:table-cell>
          <table:table-cell table:style-name="ce7" table:formula="of:=([.$B$23]*[.B14])/([.$B$24]+[.B14])" office:value-type="float" office:value="0.64972158087736">
            <text:p>0,65</text:p>
          </table:table-cell>
          <table:table-cell table:style-name="ce9" table:formula="of:=[.$B$23]/([.B14]+[.$B$24])" office:value-type="float" office:value="0.00149395626782561">
            <text:p>0,001</text:p>
          </table:table-cell>
          <table:table-cell table:style-name="ce12" office:value-type="float" office:value="776">
            <text:p>776</text:p>
          </table:table-cell>
          <table:table-cell table:style-name="ce12" office:value-type="float" office:value="780">
            <text:p>780</text:p>
          </table:table-cell>
          <table:table-cell table:style-name="ce12" office:value-type="float" office:value="771">
            <text:p>771</text:p>
          </table:table-cell>
          <table:table-cell table:number-columns-repeated="2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323.4">
            <text:p>323,4</text:p>
          </table:table-cell>
          <table:table-cell table:style-name="ce7" table:formula="of:=([.$B$23]*[.B15])/([.$B$24]+[.B15])" office:value-type="float" office:value="0.508829979975207">
            <text:p>0,51</text:p>
          </table:table-cell>
          <table:table-cell table:style-name="ce9" table:formula="of:=[.$B$23]/([.B15]+[.$B$24])" office:value-type="float" office:value="0.00157337656145704">
            <text:p>0,002</text:p>
          </table:table-cell>
          <table:table-cell table:style-name="ce12" office:value-type="float" office:value="600">
            <text:p>600</text:p>
          </table:table-cell>
          <table:table-cell table:style-name="ce12" office:value-type="float" office:value="615">
            <text:p>615</text:p>
          </table:table-cell>
          <table:table-cell table:style-name="ce12" office:value-type="float" office:value="605">
            <text:p>605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float" office:value="243">
            <text:p>243</text:p>
          </table:table-cell>
          <table:table-cell table:style-name="ce7" table:formula="of:=([.$B$23]*[.B16])/([.$B$24]+[.B16])" office:value-type="float" office:value="0.397570649479425">
            <text:p>0,40</text:p>
          </table:table-cell>
          <table:table-cell table:style-name="ce9" table:formula="of:=[.$B$23]/([.B16]+[.$B$24])" office:value-type="float" office:value="0.00163609320773426">
            <text:p>0,002</text:p>
          </table:table-cell>
          <table:table-cell table:style-name="ce12" office:value-type="float" office:value="464">
            <text:p>464</text:p>
          </table:table-cell>
          <table:table-cell table:number-columns-repeated="2" table:style-name="ce12" office:value-type="float" office:value="471">
            <text:p>471</text:p>
          </table:table-cell>
          <table:table-cell table:number-columns-repeated="2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86.6">
            <text:p>186,6</text:p>
          </table:table-cell>
          <table:table-cell table:style-name="ce7" table:formula="of:=([.$B$23]*[.B17])/([.$B$24]+[.B17])" office:value-type="float" office:value="0.314077323268387">
            <text:p>0,31</text:p>
          </table:table-cell>
          <table:table-cell table:style-name="ce9" table:formula="of:=[.$B$23]/([.B17]+[.$B$24])" office:value-type="float" office:value="0.00168315821687239">
            <text:p>0,002</text:p>
          </table:table-cell>
          <table:table-cell table:style-name="ce12" office:value-type="float" office:value="370">
            <text:p>370</text:p>
          </table:table-cell>
          <table:table-cell table:style-name="ce12" office:value-type="float" office:value="368">
            <text:p>368</text:p>
          </table:table-cell>
          <table:table-cell table:style-name="ce12" office:value-type="float" office:value="363">
            <text:p>363</text:p>
          </table:table-cell>
          <table:table-cell table:number-columns-repeated="2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44.5">
            <text:p>144,5</text:p>
          </table:table-cell>
          <table:table-cell table:style-name="ce7" table:formula="of:=([.$B$23]*[.B18])/([.$B$24]+[.B18])" office:value-type="float" office:value="0.248553557466771">
            <text:p>0,25</text:p>
          </table:table-cell>
          <table:table-cell table:style-name="ce9" table:formula="of:=[.$B$23]/([.B18]+[.$B$24])" office:value-type="float" office:value="0.00172009382329945">
            <text:p>0,002</text:p>
          </table:table-cell>
          <table:table-cell table:style-name="ce12" office:value-type="float" office:value="300">
            <text:p>300</text:p>
          </table:table-cell>
          <table:table-cell table:style-name="ce12" office:value-type="float" office:value="295">
            <text:p>295</text:p>
          </table:table-cell>
          <table:table-cell table:style-name="ce12" office:value-type="float" office:value="291">
            <text:p>291</text:p>
          </table:table-cell>
          <table:table-cell table:number-columns-repeated="2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float" office:value="113.3">
            <text:p>113,3</text:p>
          </table:table-cell>
          <table:table-cell table:style-name="ce7" table:formula="of:=([.$B$23]*[.B19])/([.$B$24]+[.B19])" office:value-type="float" office:value="0.198108408838023">
            <text:p>0,20</text:p>
          </table:table-cell>
          <table:table-cell table:style-name="ce9" table:formula="of:=[.$B$23]/([.B19]+[.$B$24])" office:value-type="float" office:value="0.00174852964552535">
            <text:p>0,002</text:p>
          </table:table-cell>
          <table:table-cell table:style-name="ce12" office:value-type="float" office:value="234">
            <text:p>234</text:p>
          </table:table-cell>
          <table:table-cell table:style-name="ce12" office:value-type="float" office:value="231">
            <text:p>231</text:p>
          </table:table-cell>
          <table:table-cell table:style-name="ce12" office:value-type="float" office:value="233">
            <text:p>233</text:p>
          </table:table-cell>
          <table:table-cell table:number-columns-repeated="2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float" office:value="89.9">
            <text:p>89,9</text:p>
          </table:table-cell>
          <table:table-cell table:style-name="ce7" table:formula="of:=([.$B$23]*[.B20])/([.$B$24]+[.B20])" office:value-type="float" office:value="0.159166264284565">
            <text:p>0,16</text:p>
          </table:table-cell>
          <table:table-cell table:style-name="ce9" table:formula="of:=[.$B$23]/([.B20]+[.$B$24])" office:value-type="float" office:value="0.00177048124899404">
            <text:p>0,002</text:p>
          </table:table-cell>
          <table:table-cell table:style-name="ce12" office:value-type="float" office:value="185">
            <text:p>185</text:p>
          </table:table-cell>
          <table:table-cell table:style-name="ce12" office:value-type="float" office:value="177">
            <text:p>177</text:p>
          </table:table-cell>
          <table:table-cell table:style-name="ce12" office:value-type="float" office:value="183">
            <text:p>183</text:p>
          </table:table-cell>
          <table:table-cell table:number-columns-repeated="2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float" office:value="71.9">
            <text:p>71,9</text:p>
          </table:table-cell>
          <table:table-cell table:style-name="ce7" table:formula="of:=([.$B$23]*[.B21])/([.$B$24]+[.B21])" office:value-type="float" office:value="0.128538924102064">
            <text:p>0,13</text:p>
          </table:table-cell>
          <table:table-cell table:style-name="ce9" table:formula="of:=[.$B$23]/([.B21]+[.$B$24])" office:value-type="float" office:value="0.00178774581504957">
            <text:p>0,002</text:p>
          </table:table-cell>
          <table:table-cell table:style-name="ce12" office:value-type="float" office:value="147">
            <text:p>147</text:p>
          </table:table-cell>
          <table:table-cell table:style-name="ce12" office:value-type="float" office:value="144">
            <text:p>144</text:p>
          </table:table-cell>
          <table:table-cell table:style-name="ce12" office:value-type="float" office:value="147">
            <text:p>1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>
            <text:p>Vin</text:p>
          </table:table-cell>
          <table:table-cell office:value-type="float" office:value="3.3">
            <text:p>3,3</text:p>
          </table:table-cell>
          <table:table-cell table:number-columns-repeated="5"/>
          <table:table-cell>
            <draw:frame table:end-cell-address="Feuille1.V40" table:end-x="2.008cm" table:end-y="0.244cm" draw:z-index="1" draw:style-name="gr1" draw:text-style-name="P1" svg:width="31.558cm" svg:height="7.644cm" svg:x="2.063cm" svg:y="0.278cm">
              <draw:object draw:notify-on-update-of-ranges="Feuille1.A3:Feuille1.A21 Feuille1.C2:Feuille1.C2 Feuille1.C3:Feuille1.C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R1</text:p>
          </table:table-cell>
          <table:table-cell office:value-type="float" office:value="1774">
            <text:p>1774</text:p>
          </table:table-cell>
          <table:table-cell table:number-columns-repeated="7"/>
        </table:table-row>
        <table:table-row table:style-name="ro1">
          <table:table-cell table:style-name="ce3" office:value-type="string">
            <text:p>Max ecart (V)</text:p>
          </table:table-cell>
          <table:table-cell table:style-name="ce5" table:formula="of:=[.C21]-[.C3]" office:value-type="float" office:value="-3.04593682528685">
            <text:p>-3,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4" table:number-rows-spanned="11">
            <text:p>La valeur de R1 a été choisi pour obtenir la plus grande plage de voltage</text:p>
            <text:p>0.13V → 3.17V (Soit 3.05V en delta)</text:p>
          </table:table-cell>
          <table:covered-table-cell table:number-columns-repeated="3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>
          <table:covered-table-cell table:number-columns-repeated="4"/>
          <table:table-cell table:number-columns-repeated="5"/>
        </table:table-row>
        <table:table-row table:style-name="ro1" table:number-rows-repeated="10485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euille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6" table:number-columns-repeated="3" table:default-cell-style-name="Default"/>
        <table:table-row table:style-name="ro1">
          <table:table-cell table:style-name="ce13" office:value-type="string">
            <text:p>Temperature</text:p>
          </table:table-cell>
          <table:table-cell table:style-name="ce13" office:value-type="string">
            <text:p>Ohms</text:p>
          </table:table-cell>
          <table:table-cell table:style-name="ce15" office:value-type="string">
            <text:p>Sonde Julien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67">
            <text:p>1167</text:p>
          </table:table-cell>
          <table:table-cell office:value-type="float" office:value="1205">
            <text:p>1205</text:p>
          </table:table-cell>
          <table:table-cell table:number-columns-repeated="2"/>
          <table:table-cell>
            <draw:frame table:end-cell-address="Feuille2.X69" table:end-x="2.055cm" table:end-y="0.293cm" draw:z-index="0" draw:style-name="gr1" draw:text-style-name="P1" svg:width="40.886cm" svg:height="30.445cm" svg:x="1.815cm" svg:y="0.107cm">
              <draw:object draw:notify-on-update-of-ranges="Feuille2.A2:Feuille2.A2 Feuille2.A3:Feuille2.A18 Feuille2.B1:Feuille2.B1 Feuille2.B3:Feuille2.B18 Feuille2.C1:Feuille2.C1 Feuille2.C3:Feuille2.C1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995.5">
            <text:p>995,5</text:p>
          </table:table-cell>
          <table:table-cell office:value-type="float" office:value="1027">
            <text:p>1027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24">
            <text:p>824</text:p>
          </table:table-cell>
          <table:table-cell office:value-type="float" office:value="863">
            <text:p>86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9">
            <text:p>709</text:p>
          </table:table-cell>
          <table:table-cell office:value-type="float" office:value="735">
            <text:p>735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94">
            <text:p>594</text:p>
          </table:table-cell>
          <table:table-cell office:value-type="float" office:value="619">
            <text:p>619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14">
            <text:p>514</text:p>
          </table:table-cell>
          <table:table-cell office:value-type="float" office:value="540">
            <text:p>54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34.9">
            <text:p>434,9</text:p>
          </table:table-cell>
          <table:table-cell office:value-type="float" office:value="463">
            <text:p>463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78.5">
            <text:p>378,5</text:p>
          </table:table-cell>
          <table:table-cell office:value-type="float" office:value="399">
            <text:p>399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3.4">
            <text:p>323,4</text:p>
          </table:table-cell>
          <table:table-cell office:value-type="float" office:value="339">
            <text:p>339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3">
            <text:p>283</text:p>
          </table:table-cell>
          <table:table-cell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43">
            <text:p>243</text:p>
          </table:table-cell>
          <table:table-cell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14.5">
            <text:p>214,5</text:p>
          </table:table-cell>
          <table:table-cell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86.6">
            <text:p>186,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65">
            <text:p>16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44.5">
            <text:p>144,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8.5">
            <text:p>128,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3.3">
            <text:p>113,3</text:p>
          </table:table-cell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4" office:value-type="string" table:number-columns-spanned="5" table:number-rows-spanned="23">
            <text:p>Les valeurs de la colonne "Sonde Julien" ont été mesurées</text:p>
            <text:p>avec une casserole d'eau. Les 100°C n'ont jamais été atteint.</text:p>
            <text:p>Le thermomètre de comparaison ainsi que la sonde, en</text:p>
            <text:p>mesurant la surface de l'eau, plafonnaient à 98°</text:p>
            <text:p>soit 200 Ohms à la sonde Julien quand l'eau bouillait.</text:p>
            <text:p/>
            <text:p>Puisque la mesure réelle rejoint les valeurs théoriques</text:p>
            <text:p>de la sonde aux alentours des 100°C, ces dernieres sont donc</text:p>
            <text:p>satisfaisantes pour une utilisation huile moteur (90-130°)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2"/>
          <table:table-cell/>
        </table:table-row>
        <table:table-row table:style-name="ro1">
          <table:covered-table-cell table:number-columns-repeated="2" table:style-name="ce13"/>
          <table:covered-table-cell table:style-name="ce15"/>
          <table:covered-table-cell table:number-columns-repeated="2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>
          <table:covered-table-cell table:number-columns-repeated="5"/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5">05/08/2024</text:date>, <text:time>23:2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4-08-05T23:21:17.71</dc:date>
    <dc:creator>Jimmy Armani</dc:creator>
    <meta:editing-duration>PT7H18M30S</meta:editing-duration>
    <meta:editing-cycles>11</meta:editing-cycles>
    <meta:generator>OpenOffice/4.1.14$Win32 OpenOffice.org_project/4114m1$Build-9811</meta:generator>
    <meta:document-statistic meta:table-count="3" meta:cell-count="1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751cm" xlink:href=".." xlink:type="simple" chart:class="chart:line" chart:style-name="ch1">
        <chart:title svg:x="10.708cm" svg:y="0.331cm" chart:style-name="ch2">
          <text:p>Evolution en Ohms de la sonde selon la température</text:p>
        </chart:title>
        <chart:plot-area chart:style-name="ch3" table:cell-range-address="Feuille1.A2:Feuille1.B21" chart:data-source-has-labels="both" svg:x="1.08cm" svg:y="1.695cm" svg:width="29.191cm" svg:height="7.441cm">
          <chartooo:coordinate-region svg:x="2.257cm" svg:y="1.907cm" svg:width="27.734cm" svg:height="6.556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21" chart:label-cell-address="Feuille1.B2:Feuille1.B2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44864">
                <text:p>44864</text:p>
                <draw:g>
                  <svg:desc>Feuille1.B3:Feuille1.B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5524">
                <text:p>2552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4.9">
                <text:p>434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1.9">
                <text:p>7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238cm" svg:y="0.288cm" chart:style-name="ch2">
          <text:p>Evolution de l'entrée ADC selon la température</text:p>
        </chart:title>
        <chart:plot-area chart:style-name="ch3" table:cell-range-address="Feuille1.A3:Feuille1.A21 Feuille1.C2:Feuille1.C21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21" chart:label-cell-address="Feuille1.C2:Feuille1.C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3.17447574938891">
                <text:p>3.17447574938891</text:p>
                <draw:g>
                  <svg:desc>Feuille1.C3:Feuille1.C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3.08554472855154">
                <text:p>3.0855447285515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2.95238406270411">
                <text:p>2.95238406270411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2.767509550664">
                <text:p>2.7675095506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.52543000793861">
                <text:p>2.525430007938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3830250272035">
                <text:p>2.238302502720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2383638928068">
                <text:p>1.923836389280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0656638704079">
                <text:p>1.606566387040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30945256715403">
                <text:p>1.309452567154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4665127020785">
                <text:p>1.0466512702078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27787162162162">
                <text:p>0.82778716216216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4972158087736">
                <text:p>0.6497215808773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08829979975207">
                <text:p>0.5088299799752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97570649479425">
                <text:p>0.39757064947942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4077323268387">
                <text:p>0.3140773232683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248553557466771">
                <text:p>0.2485535574667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198108408838023">
                <text:p>0.19810840883802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9166264284565">
                <text:p>0.1591662642845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128538924102064">
                <text:p>0.1285389241020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887cm" svg:height="30.446cm" xlink:href=".." xlink:type="simple" chart:class="chart:line" chart:column-mapping="0" chart:style-name="ch1">
        <chart:legend chart:legend-position="end" svg:x="37.585cm" svg:y="14.649cm" style:legend-expansion="high" chart:style-name="ch2"/>
        <chart:plot-area chart:style-name="ch3" table:cell-range-address="Feuille2.A2:Feuille2.A18 Feuille2.B1:Feuille2.C1 Feuille2.B3:Feuille2.C18" chart:data-source-has-labels="both" svg:x="1.267cm" svg:y="2.567cm" svg:width="34.684cm" svg:height="26.851cm">
          <chartooo:coordinate-region svg:x="2.259cm" svg:y="2.779cm" svg:width="33.412cm" svg:height="25.966cm"/>
          <chart:axis chart:dimension="x" chart:name="primary-x" chart:style-name="ch4" chartooo:axis-type="auto">
            <chartooo:date-scale/>
            <chart:categories table:cell-range-address="Feuille2.A3:Feuille2.A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B3:Feuille2.B18" chart:label-cell-address="Feuille2.B1:Feuille2.B1" chart:class="chart:line">
            <chart:data-point chart:repeated="16"/>
          </chart:series>
          <chart:series chart:style-name="ch7" chart:values-cell-range-address="Feuille2.C3:Feuille2.C18" chart:label-cell-address="Feuille2.C1:Feuille2.C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2.B1:Feuille2.B1</svg:desc>
                </draw:g>
              </table:table-cell>
              <table:table-cell office:value-type="string">
                <text:p>Sonde Julien</text:p>
                <draw:g>
                  <svg:desc>Feuille2.C1:Feuille2.C1</svg:desc>
                </draw:g>
              </table:table-cell>
            </table:table-row>
          </table:table-header-rows>
          <table:table-rows>
            <table:table-row>
              <table:table-cell office:value-type="float" office:value="45">
                <text:p>50</text:p>
                <draw:g>
                  <svg:desc>Feuille2.A3:Feuille2.A18</svg:desc>
                </draw:g>
              </table:table-cell>
              <table:table-cell office:value-type="float" office:value="995.5">
                <text:p>995.5</text:p>
                <draw:g>
                  <svg:desc>Feuille2.B3:Feuille2.B18</svg:desc>
                </draw:g>
              </table:table-cell>
              <table:table-cell office:value-type="float" office:value="1027">
                <text:p>1027</text:p>
                <draw:g>
                  <svg:desc>Feuille2.C3:Feuille2.C18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">
                <text:p>824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09">
                <text:p>70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4">
                <text:p>594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14">
                <text:p>51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4.9">
                <text:p>434.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78.5">
                <text:p>378.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3.4">
                <text:p>323.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283">
                <text:p>28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214.5">
                <text:p>21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.6">
                <text:p>18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8.5">
                <text:p>12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3.3">
                <text:p>113.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